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Глаза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H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11"/>
        </table:table-row>
        <table:table-row table:style-name="ro1">
          <table:table-cell office:value-type="float" office:value="10115034" calcext:value-type="float">
            <text:p>1011503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office:value-type="float" office:value="10115628" calcext:value-type="float">
            <text:p>10115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3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5173" calcext:value-type="float">
            <text:p>10115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4461" calcext:value-type="float">
            <text:p>10114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4464" calcext:value-type="float">
            <text:p>10114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6232" calcext:value-type="float">
            <text:p>30306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306204" calcext:value-type="float">
            <text:p>30306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06227" calcext:value-type="float">
            <text:p>303062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office:value-type="string" calcext:value-type="string">
            <text:p>Check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eck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in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Шаблон</text:p>
          </table:table-cell>
          <table:table-cell table:number-columns-repeated="11"/>
        </table:table-row>
        <table:table-row table:style-name="ro1">
          <table:table-cell office:value-type="float" office:value="10115034" calcext:value-type="float">
            <text:p>1011503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office:value-type="float" office:value="10115628" calcext:value-type="float">
            <text:p>10115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3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5173" calcext:value-type="float">
            <text:p>10115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4461" calcext:value-type="float">
            <text:p>101144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float" office:value="10114464" calcext:value-type="float">
            <text:p>10114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1</text:p>
          </table:table-cell>
          <table:table-cell/>
        </table:table-row>
        <table:table-row table:style-name="ro1">
          <table:table-cell office:value-type="float" office:value="30306232" calcext:value-type="float">
            <text:p>30306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306204" calcext:value-type="float">
            <text:p>30306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06227" calcext:value-type="float">
            <text:p>303062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office:value-type="string" calcext:value-type="string">
            <text:p>Check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(pH scoree 6)</text:p>
          </table:table-cell>
        </table:table-row>
        <table:table-row table:style-name="ro1">
          <table:table-cell office:value-type="string" calcext:value-type="string">
            <text:p>Check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in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2-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7:44:19.494046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15:19.085743957</meta:creation-date>
    <dc:date>2017-09-26T17:50:39.773326303</dc:date>
    <meta:editing-duration>PT42M25S</meta:editing-duration>
    <meta:editing-cycles>8</meta:editing-cycles>
    <meta:generator>LibreOffice/5.1.6.2$Linux_X86_64 LibreOffice_project/10m0$Build-2</meta:generator>
    <meta:document-statistic meta:table-count="1" meta:cell-count="234" meta:object-count="0"/>
  </office:meta>
</office:document-meta>
</file>